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90000004208AE16B6.png"/>
  <manifest:file-entry manifest:media-type="image/png" manifest:full-path="Pictures/10000000000000C8000000C8A2F62A3E.png"/>
  <manifest:file-entry manifest:media-type="image/png" manifest:full-path="Pictures/100000000000001A0000004408B1848C.png"/>
  <manifest:file-entry manifest:media-type="image/png" manifest:full-path="Pictures/100000000000001A0000004558E633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33cm" table:align="left" style:writing-mode="lr-tb"/>
    </style:style>
    <style:style style:name="Tabelle1.A" style:family="table-column">
      <style:table-column-properties style:column-width="3.789cm"/>
    </style:style>
    <style:style style:name="Tabelle1.B" style:family="table-column">
      <style:table-column-properties style:column-width="0.288cm"/>
    </style:style>
    <style:style style:name="Tabelle1.C" style:family="table-column">
      <style:table-column-properties style:column-width="0.871cm"/>
    </style:style>
    <style:style style:name="Tabelle1.D" style:family="table-column">
      <style:table-column-properties style:column-width="0.386cm"/>
    </style:style>
    <style:style style:name="Tabelle1.E" style:family="table-column">
      <style:table-column-properties style:column-width="1.983cm"/>
    </style:style>
    <style:style style:name="Tabelle1.G" style:family="table-column">
      <style:table-column-properties style:column-width="1.145cm"/>
    </style:style>
    <style:style style:name="Tabelle1.I" style:family="table-column">
      <style:table-column-properties style:column-width="2.732cm"/>
    </style:style>
    <style:style style:name="Tabelle1.J" style:family="table-column">
      <style:table-column-properties style:column-width="0.219cm"/>
    </style:style>
    <style:style style:name="Tabelle1.K" style:family="table-column">
      <style:table-column-properties style:column-width="0.282cm"/>
    </style:style>
    <style:style style:name="Tabelle1.L" style:family="table-column">
      <style:table-column-properties style:column-width="2.066cm"/>
    </style:style>
    <style:style style:name="Tabelle1.M" style:family="table-column">
      <style:table-column-properties style:column-width="0.25cm"/>
    </style:style>
    <style:style style:name="Tabelle1.N" style:family="table-column">
      <style:table-column-properties style:column-width="2.348cm"/>
    </style:style>
    <style:style style:name="Tabelle1.1" style:family="table-row">
      <style:table-row-properties style:min-row-height="0.226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elle1.F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G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elle1.N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elle1.2" style:family="table-row">
      <style:table-row-properties style:row-height="0.443cm" style:keep-together="true" fo:keep-together="auto"/>
    </style:style>
    <style:style style:name="Tabel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F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1.G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1.L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elle1.3" style:family="table-row">
      <style:table-row-properties style:row-height="0.101cm" style:keep-together="true" fo:keep-together="auto"/>
    </style:style>
    <style:style style:name="Tabel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elle1.4" style:family="table-row">
      <style:table-row-properties style:row-height="0.3cm" style:keep-together="true" fo:keep-together="auto"/>
    </style:style>
    <style:style style:name="Tabel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elle1.L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elle1.5" style:family="table-row">
      <style:table-row-properties style:row-height="0.407cm" style:keep-together="true" fo:keep-together="auto"/>
    </style:style>
    <style:style style:name="Tabelle1.A6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2" style:family="table">
      <style:table-properties style:width="16.933cm" table:align="left" style:writing-mode="lr-tb"/>
    </style:style>
    <style:style style:name="Tabelle2.A" style:family="table-column">
      <style:table-column-properties style:column-width="4.075cm"/>
    </style:style>
    <style:style style:name="Tabelle2.B" style:family="table-column">
      <style:table-column-properties style:column-width="4.269cm"/>
    </style:style>
    <style:style style:name="Tabelle2.C" style:family="table-column">
      <style:table-column-properties style:column-width="4.329cm"/>
    </style:style>
    <style:style style:name="Tabelle2.D" style:family="table-column">
      <style:table-column-properties style:column-width="4.262cm"/>
    </style:style>
    <style:style style:name="Tabelle2.1" style:family="table-row">
      <style:table-row-properties style:row-height="0.847cm" style:keep-together="true" fo:keep-together="auto"/>
    </style:style>
    <style:style style:name="Tabelle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Tabelle2.2" style:family="table-row">
      <style:table-row-properties style:min-row-height="1.905cm" style:keep-together="true" fo:keep-together="auto"/>
    </style:style>
    <style:style style:name="Tabelle2.A2" style:family="table-cell">
      <style:table-cell-properties style:vertical-align="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B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2.D2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elle2.3" style:family="table-row">
      <style:table-row-properties style:min-row-height="0.224cm" style:keep-together="true" fo:keep-together="auto"/>
    </style:style>
    <style:style style:name="Tabelle2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none" style:writing-mode="lr-tb"/>
    </style:style>
    <style:style style:name="Tabelle2.4" style:family="table-row">
      <style:table-row-properties style:row-height="1.302cm" style:keep-together="true" fo:keep-together="auto"/>
    </style:style>
    <style:style style:name="Tabelle2.A4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elle2.5" style:family="table-row">
      <style:table-row-properties style:row-height="0.286cm" style:keep-together="true" fo:keep-together="auto"/>
    </style:style>
    <style:style style:name="Tabelle2.A5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0.018cm solid #000000" fo:border-bottom="none" style:writing-mode="lr-tb"/>
    </style:style>
    <style:style style:name="Tabelle2.6" style:family="table-row">
      <style:table-row-properties style:row-height="1.282cm" style:keep-together="true" fo:keep-together="auto"/>
    </style:style>
    <style:style style:name="Tabelle2.A6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elle2.7" style:family="table-row">
      <style:table-row-properties style:min-row-height="0.312cm" style:keep-together="true" fo:keep-together="auto"/>
    </style:style>
    <style:style style:name="Tabelle2.A7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none" style:writing-mode="lr-tb"/>
    </style:style>
    <style:style style:name="Tabelle2.8" style:family="table-row">
      <style:table-row-properties style:row-height="1.291cm" style:keep-together="true" fo:keep-together="auto"/>
    </style:style>
    <style:style style:name="Tabelle2.9" style:family="table-row">
      <style:table-row-properties style:min-row-height="0.295cm" style:keep-together="true" fo:keep-together="auto"/>
    </style:style>
    <style:style style:name="Tabelle2.10" style:family="table-row">
      <style:table-row-properties style:row-height="1.251cm" style:keep-together="true" fo:keep-together="auto"/>
    </style:style>
    <style:style style:name="Tabelle2.11" style:family="table-row">
      <style:table-row-properties style:row-height="0.266cm" style:keep-together="true" fo:keep-together="auto"/>
    </style:style>
    <style:style style:name="Tabelle2.12" style:family="table-row">
      <style:table-row-properties style:row-height="1.33cm" style:keep-together="true" fo:keep-together="auto"/>
    </style:style>
    <style:style style:name="Tabelle2.A1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3" style:family="table">
      <style:table-properties style:width="16.933cm" table:align="left" style:writing-mode="lr-tb"/>
    </style:style>
    <style:style style:name="Tabelle3.A" style:family="table-column">
      <style:table-column-properties style:column-width="16.933cm"/>
    </style:style>
    <style:style style:name="Tabelle3.1" style:family="table-row">
      <style:table-row-properties style:min-row-height="0.623cm" style:keep-together="true" fo:keep-together="auto"/>
    </style:style>
    <style:style style:name="Tabelle3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3.2" style:family="table-row">
      <style:table-row-properties style:min-row-height="2.087cm" style:keep-together="true" fo:keep-together="auto"/>
    </style:style>
    <style:style style:name="Tabelle3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4" style:family="table">
      <style:table-properties style:width="16.879cm" table:align="left" style:writing-mode="lr-tb"/>
    </style:style>
    <style:style style:name="Tabelle4.A" style:family="table-column">
      <style:table-column-properties style:column-width="3.127cm"/>
    </style:style>
    <style:style style:name="Tabelle4.B" style:family="table-column">
      <style:table-column-properties style:column-width="3cm"/>
    </style:style>
    <style:style style:name="Tabelle4.C" style:family="table-column">
      <style:table-column-properties style:column-width="2.501cm"/>
    </style:style>
    <style:style style:name="Tabelle4.D" style:family="table-column">
      <style:table-column-properties style:column-width="2.75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5" style:family="table">
      <style:table-properties style:width="16.933cm" table:align="left" style:writing-mode="lr-tb"/>
    </style:style>
    <style:style style:name="Tabelle5.A" style:family="table-column">
      <style:table-column-properties style:column-width="16.933cm"/>
    </style:style>
    <style:style style:name="Tabelle5.1" style:family="table-row">
      <style:table-row-properties style:min-row-height="0.545cm" style:keep-together="true" fo:keep-together="auto"/>
    </style:style>
    <style:style style:name="Tabelle5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5.2" style:family="table-row">
      <style:table-row-properties style:min-row-height="2.087cm" style:keep-together="true" fo:keep-together="auto"/>
    </style:style>
    <style:style style:name="Tabelle5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elle6" style:family="table">
      <style:table-properties style:width="16.637cm" table:align="left" style:writing-mode="lr-tb"/>
    </style:style>
    <style:style style:name="Tabelle6.A" style:family="table-column">
      <style:table-column-properties style:column-width="2.593cm"/>
    </style:style>
    <style:style style:name="Tabelle6.B" style:family="table-column">
      <style:table-column-properties style:column-width="2.036cm"/>
    </style:style>
    <style:style style:name="Tabelle6.C" style:family="table-column">
      <style:table-column-properties style:column-width="2cm"/>
    </style:style>
    <style:style style:name="Tabelle6.E" style:family="table-column">
      <style:table-column-properties style:column-width="2.499cm"/>
    </style:style>
    <style:style style:name="Tabelle6.F" style:family="table-column">
      <style:table-column-properties style:column-width="2.912cm"/>
    </style:style>
    <style:style style:name="Tabelle6.G" style:family="table-column">
      <style:table-column-properties style:column-width="2.596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P2" style:family="paragraph" style:parent-style-name="_5f_vorg.FaxText">
      <style:text-properties fo:font-size="3pt" style:font-size-asian="3pt"/>
    </style:style>
    <style:style style:name="P3" style:family="paragraph" style:parent-style-name="_5f_vorg.FaxText" style:master-page-name="Standard">
      <style:paragraph-properties style:page-number="auto"/>
      <style:text-properties fo:font-size="3pt" style:font-size-asian="3pt"/>
    </style:style>
    <style:style style:name="P4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P5" style:family="paragraph" style:parent-style-name="Header">
      <style:text-properties fo:font-size="2pt" style:font-size-asian="2pt"/>
    </style:style>
    <style:style style:name="P6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7pt" style:font-size-asian="7pt" style:font-size-complex="7pt"/>
    </style:style>
    <style:style style:name="P10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1" style:family="paragraph" style:parent-style-name="Standard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style:snap-to-layout-grid="false"/>
      <style:text-properties style:font-size-complex="11pt"/>
    </style:style>
    <style:style style:name="P13" style:family="paragraph" style:parent-style-name="Standard">
      <style:paragraph-properties style:snap-to-layout-grid="false"/>
      <style:text-properties fo:font-size="10pt" style:font-size-asian="10pt"/>
    </style:style>
    <style:style style:name="P14" style:family="paragraph" style:parent-style-name="Standard">
      <style:text-properties fo:font-size="3pt" style:font-size-asian="3pt" style:font-size-complex="3pt"/>
    </style:style>
    <style:style style:name="P15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fo:font-size="12pt" style:font-size-asian="12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paragraph-properties fo:margin-left="0cm" fo:margin-right="-0.123cm" fo:margin-top="0.035cm" fo:margin-bottom="0cm" fo:text-indent="0cm" style:auto-text-indent="false" style:snap-to-layout-grid="false"/>
    </style:style>
    <style:style style:name="P22" style:family="paragraph" style:parent-style-name="Standard">
      <style:paragraph-properties fo:margin-top="0.035cm" fo:margin-bottom="0cm" style:snap-to-layout-grid="false"/>
    </style:style>
    <style:style style:name="P23" style:family="paragraph" style:parent-style-name="Standard">
      <style:paragraph-properties fo:margin-top="0.035cm" fo:margin-bottom="0cm" fo:text-align="center" style:justify-single-word="false" style:snap-to-layout-grid="false"/>
      <style:text-properties fo:language="none" fo:country="none" style:language-asian="none" style:country-asian="none" style:font-size-complex="11pt"/>
    </style:style>
    <style:style style:name="P24" style:family="paragraph" style:parent-style-name="Standard">
      <style:paragraph-properties fo:margin-top="0.035cm" fo:margin-bottom="0cm" fo:text-align="center" style:justify-single-word="false" style:snap-to-layout-grid="false"/>
      <style:text-properties fo:font-size="12pt" fo:language="none" fo:country="none" style:font-size-asian="12pt" style:language-asian="none" style:country-asian="none" style:font-name-complex="Arial" style:font-size-complex="11pt"/>
    </style:style>
    <style:style style:name="P25" style:family="paragraph" style:parent-style-name="Standard">
      <style:paragraph-properties fo:margin-top="0.035cm" fo:margin-bottom="0cm"/>
      <style:text-properties fo:font-size="7pt" style:font-size-asian="7pt" style:font-size-complex="7pt"/>
    </style:style>
    <style:style style:name="P26" style:family="paragraph" style:parent-style-name="Standard">
      <style:paragraph-properties fo:margin-top="0.035cm" fo:margin-bottom="0cm" style:snap-to-layout-grid="false"/>
      <style:text-properties fo:font-size="7pt" style:font-size-asian="7pt" style:font-size-complex="7pt"/>
    </style:style>
    <style:style style:name="P27" style:family="paragraph" style:parent-style-name="Standard">
      <style:paragraph-properties fo:margin-top="0.035cm" fo:margin-bottom="0cm" fo:text-align="start" style:justify-single-word="false" style:snap-to-layout-grid="false"/>
      <style:text-properties fo:font-size="7pt" style:font-size-asian="7pt" style:font-size-complex="7pt"/>
    </style:style>
    <style:style style:name="P28" style:family="paragraph" style:parent-style-name="Standard">
      <style:paragraph-properties fo:margin-top="0.035cm" fo:margin-bottom="0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top="0.035cm" fo:margin-bottom="0cm" style:snap-to-layout-grid="false"/>
      <style:text-properties fo:font-size="5pt" style:font-size-asian="5pt" style:font-size-complex="11pt"/>
    </style:style>
    <style:style style:name="P30" style:family="paragraph" style:parent-style-name="Standard">
      <style:paragraph-properties fo:margin-top="0.035cm" fo:margin-bottom="0cm"/>
      <style:text-properties fo:color="#ffffff" fo:font-size="5pt" style:font-size-asian="5pt" style:font-size-complex="11pt"/>
    </style:style>
    <style:style style:name="P31" style:family="paragraph" style:parent-style-name="Standard">
      <style:paragraph-properties fo:margin-top="0.035cm" fo:margin-bottom="0cm" style:snap-to-layout-grid="false"/>
      <style:text-properties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fo:margin-top="0.035cm" fo:margin-bottom="0cm"/>
      <style:text-properties fo:font-size="9pt" style:font-size-asian="9pt" style:font-size-complex="9pt"/>
    </style:style>
    <style:style style:name="P33" style:family="paragraph" style:parent-style-name="Standard">
      <style:paragraph-properties fo:margin-top="0.035cm" fo:margin-bottom="0cm" style:snap-to-layout-grid="false"/>
      <style:text-properties fo:font-size="9pt" style:font-size-asian="9pt" style:font-size-complex="9pt"/>
    </style:style>
    <style:style style:name="P34" style:family="paragraph" style:parent-style-name="Standard">
      <style:paragraph-properties fo:margin-top="0.035cm" fo:margin-bottom="0cm" fo:text-align="start" style:justify-single-word="false" style:snap-to-layout-grid="false"/>
      <style:text-properties fo:font-size="9pt" style:font-size-asian="9pt" style:font-size-complex="9pt"/>
    </style:style>
    <style:style style:name="P35" style:family="paragraph" style:parent-style-name="Standard">
      <style:paragraph-properties fo:margin-top="0.035cm" fo:margin-bottom="0.035cm" style:snap-to-layout-grid="false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size-complex="11pt"/>
    </style:style>
    <style:style style:name="T9" style:family="text">
      <style:text-properties fo:color="#ffffff" fo:font-size="5pt" style:font-size-asian="5pt" style:font-size-complex="11pt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bold" style:font-weight-asian="bold"/>
    </style:style>
    <style:style style:name="T1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table:style-name="Tabelle1.A1" table:number-columns-spanned="5" office:value-type="string">
            <text:p text:style-name="P11">Projektname</text:p>
          </table:table-cell>
          <table:covered-table-cell/>
          <table:covered-table-cell/>
          <table:covered-table-cell/>
          <table:covered-table-cell/>
          <table:table-cell table:style-name="Tabelle1.F1" office:value-type="string">
            <text:p text:style-name="P12"/>
          </table:table-cell>
          <table:table-cell table:style-name="Tabelle1.G1" table:number-columns-spanned="3" office:value-type="string">
            <text:p text:style-name="P20">Projektleiter</text:p>
          </table:table-cell>
          <table:covered-table-cell/>
          <table:covered-table-cell/>
          <table:table-cell table:style-name="Tabelle1.F1" table:number-columns-spanned="2" office:value-type="string">
            <text:p text:style-name="P12"/>
          </table:table-cell>
          <table:covered-table-cell/>
          <table:table-cell table:style-name="Tabelle1.G1" office:value-type="string">
            <text:p text:style-name="P11">Projektnummer</text:p>
          </table:table-cell>
          <table:table-cell table:style-name="Tabelle1.G1" office:value-type="string">
            <text:p text:style-name="P12"/>
          </table:table-cell>
          <table:table-cell table:style-name="Tabelle1.N1" office:value-type="string">
            <text:p text:style-name="P12"/>
          </table:table-cell>
        </table:table-row>
        <table:table-row table:style-name="Tabelle1.2">
          <table:table-cell table:style-name="Tabelle1.A2" table:number-columns-spanned="5" office:value-type="string">
            <text:p text:style-name="P10">@project_name;noquote@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3" office:value-type="string">
            <text:p text:style-name="P10">@project_lead_id_deref;noquote@</text:p>
          </table:table-cell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0">@project_nr;noquote@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4" office:value-type="string">
            <text:p text:style-name="P11">Ersteller</text:p>
          </table:table-cell>
          <table:table-cell table:style-name="Tabelle1.F2" office:value-type="string">
            <text:p text:style-name="P12"/>
          </table:table-cell>
          <table:table-cell table:style-name="Tabelle1.F2" table:number-columns-spanned="5" office:value-type="string">
            <text:p text:style-name="P19">
							<text:s text:c="18"/>
							<text:span text:style-name="T6">Statusart</text:span>
						</text:p>
          </table:table-cell>
          <table:covered-table-cell/>
          <table:covered-table-cell/>
          <table:covered-table-cell/>
          <table:covered-table-cell/>
          <table:table-cell table:style-name="Tabelle1.F2" office:value-type="string">
            <text:p text:style-name="P12"/>
          </table:table-cell>
          <table:table-cell table:style-name="Tabelle1.F2" table:number-columns-spanned="2" office:value-type="string">
            <text:p text:style-name="P12"/>
          </table:table-cell>
          <table:covered-table-cell/>
          <table:table-cell table:style-name="Tabelle1.F2" office:value-type="string">
            <text:p text:style-name="P12"/>
          </table:table-cell>
          <table:table-cell table:style-name="Tabelle1.L4" table:number-columns-spanned="3" office:value-type="string">
            <text:p text:style-name="P16">
							<text:span text:style-name="T2">Berichtsdatum</text:span>
						</text:p>
          </table:table-cell>
          <table:covered-table-cell/>
          <table:covered-table-cell/>
        </table:table-row>
        <table:table-row table:style-name="Tabelle1.5">
          <table:table-cell table:style-name="Tabelle1.A2" table:number-columns-spanned="3" office:value-type="string">
            <text:p text:style-name="P10">@creator;noquote@</text:p>
          </table:table-cell>
          <table:covered-table-cell/>
          <table:covered-table-cell/>
          <table:table-cell table:style-name="Tabelle1.F2" office:value-type="string">
            <text:p text:style-name="P13"/>
          </table:table-cell>
          <table:table-cell table:style-name="Tabelle1.G2" table:number-columns-spanned="5" office:value-type="string">
            <text:p text:style-name="P10">@51640_response;noquote@</text:p>
          </table:table-cell>
          <table:covered-table-cell/>
          <table:covered-table-cell/>
          <table:covered-table-cell/>
          <table:covered-table-cell/>
          <table:table-cell table:style-name="Tabelle1.F2" table:number-columns-spanned="2" office:value-type="string">
            <text:p text:style-name="P13"/>
          </table:table-cell>
          <table:covered-table-cell/>
          <table:table-cell table:style-name="Tabelle1.L2" table:number-columns-spanned="3" office:value-type="string">
            <text:p text:style-name="P11">
							<text:date style:data-style-name="N36" text:date-value="2011-03-20T17:12:11">20.03.2011</text:date>
						</text:p>
          </table:table-cell>
          <table:covered-table-cell/>
          <table:covered-table-cell/>
        </table:table-row>
        <table:table-row table:style-name="Tabelle1.3">
          <table:table-cell table:style-name="Tabelle1.A6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Inhalt und Umfang (Qualität + Reife)</text:p>
          </table:table-cell>
          <table:table-cell table:style-name="Tabelle2.A1" office:value-type="string">
            <text:p text:style-name="P18">Termin</text:p>
          </table:table-cell>
          <table:table-cell table:style-name="Tabelle2.A1" office:value-type="string">
            <text:p text:style-name="P18">Kosten</text:p>
          </table:table-cell>
          <table:table-cell table:style-name="Tabelle2.D1" office:value-type="string">
            <text:p text:style-name="P18">Aufwand in Stunden</text:p>
          </table:table-cell>
        </table:table-row>
        <table:table-row table:style-name="Tabelle2.2">
          <table:table-cell table:style-name="Tabelle2.A2" office:value-type="string">
            <text:p text:style-name="P17">
							@27932_response;noquote@
						</text:p>
          </table:table-cell>
          <table:table-cell table:style-name="Tabelle2.B2" office:value-type="string">
            <text:p text:style-name="P23">
							@27933_response;noquote@
						</text:p>
          </table:table-cell>
          <table:table-cell table:style-name="Tabelle2.B2" office:value-type="string">
            <text:p text:style-name="P24">
							@27931_response;noquote@
						</text:p>
          </table:table-cell>
          <table:table-cell table:style-name="Tabelle2.D2" office:value-type="string">
            <text:p text:style-name="P24">
							@27934_response;noquote@
						</text:p>
          </table:table-cell>
        </table:table-row>
        <table:table-row table:style-name="Tabelle2.3">
          <table:table-cell table:style-name="Tabelle2.A3" table:number-columns-spanned="4" office:value-type="string">
            <text:p text:style-name="P22">
							<text:span text:style-name="T3">Bemerkungen</text:span>
							<text:span text:style-name="T2">: </text:span>
						</text:p>
          </table:table-cell>
          <table:covered-table-cell/>
          <table:covered-table-cell/>
          <table:covered-table-cell/>
        </table:table-row>
        <table:table-row table:style-name="Tabelle2.4">
          <table:table-cell table:style-name="Tabelle2.A4" table:number-columns-spanned="4" office:value-type="string">
            <text:p text:style-name="P27">@34947_response;noquote@</text:p>
          </table:table-cell>
          <table:covered-table-cell/>
          <table:covered-table-cell/>
          <table:covered-table-cell/>
        </table:table-row>
        <table:table-row table:style-name="Tabelle2.5">
          <table:table-cell table:style-name="Tabelle2.A5" table:number-columns-spanned="4" office:value-type="string">
            <text:p text:style-name="P21">
							<text:span text:style-name="T3">Maßnahmen</text:span>
							<text:span text:style-name="T2">:</text:span>
						</text:p>
          </table:table-cell>
          <table:covered-table-cell/>
          <table:covered-table-cell/>
          <table:covered-table-cell/>
        </table:table-row>
        <table:table-row table:style-name="Tabelle2.6">
          <table:table-cell table:style-name="Tabelle2.A6" table:number-columns-spanned="4" office:value-type="string">
            <text:p text:style-name="P22">
							<text:span text:style-name="T2">@34943_response;noquote@</text:span>
						</text:p>
            <text:p text:style-name="P9"/>
          </table:table-cell>
          <table:covered-table-cell/>
          <table:covered-table-cell/>
          <table:covered-table-cell/>
        </table:table-row>
        <table:table-row table:style-name="Tabelle2.7">
          <table:table-cell table:style-name="Tabelle2.A7" table:number-columns-spanned="4" office:value-type="string">
            <text:p text:style-name="P28">Allgemeine Bemerkungen:</text:p>
          </table:table-cell>
          <table:covered-table-cell/>
          <table:covered-table-cell/>
          <table:covered-table-cell/>
        </table:table-row>
        <table:table-row table:style-name="Tabelle2.8">
          <table:table-cell table:style-name="Tabelle2.A6" table:number-columns-spanned="4" office:value-type="string">
            <text:p text:style-name="P27">@27936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9">
          <table:table-cell table:style-name="Tabelle2.A7" table:number-columns-spanned="4" office:value-type="string">
            <text:p text:style-name="P28">Notwendige Entscheidungen:</text:p>
          </table:table-cell>
          <table:covered-table-cell/>
          <table:covered-table-cell/>
          <table:covered-table-cell/>
        </table:table-row>
        <table:table-row table:style-name="Tabelle2.10">
          <table:table-cell table:style-name="Tabelle2.A6" table:number-columns-spanned="4" office:value-type="string">
            <text:p text:style-name="P26">@27937_response;noquote@</text:p>
            <text:p text:style-name="P25"/>
            <text:p text:style-name="P25"/>
          </table:table-cell>
          <table:covered-table-cell/>
          <table:covered-table-cell/>
          <table:covered-table-cell/>
        </table:table-row>
        <table:table-row table:style-name="Tabelle2.11">
          <table:table-cell table:style-name="Tabelle2.A7" table:number-columns-spanned="4" office:value-type="string">
            <text:p text:style-name="P35">Nächste Schritte: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12" table:number-columns-spanned="4" office:value-type="string">
            <text:p text:style-name="P22">
							<text:span text:style-name="T2">@27938_response;noquote@</text:span>
						</text:p>
          </table:table-cell>
          <table:covered-table-cell/>
          <table:covered-table-cell/>
          <table:covered-table-cell/>
        </table:table-row>
      </table:table>
      <text:p text:style-name="P14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2">
							<text:span text:style-name="T7">Betrachtungen bzgl. des Aufwands</text:span>
							<text:span text:style-name="T9">df</text:span>
						</text:p>
          </table:table-cell>
        </table:table-row>
        <table:table-row table:style-name="Tabelle3.2">
          <table:table-cell table:style-name="Tabelle3.A2" office:value-type="string">
            <text:p text:style-name="P29"/>
            <table:table table:name="Tabelle4" table:style-name="Tabelle4">
							<table:table-column table:style-name="Tabelle4.A"/>
							<table:table-column table:style-name="Tabelle4.B"/>
							<table:table-column table:style-name="Tabelle4.C"/>
							<table:table-column table:style-name="Tabelle4.D" table:number-columns-repeated="3"/>
							<table:table-row table:style-name="Tabelle4.1">
								<table:table-cell table:style-name="Tabelle4.A1" office:value-type="string">
									<text:p text:style-name="P31">Abteilung</text:p>
								</table:table-cell>
								<table:table-cell table:style-name="Tabelle4.B1" office:value-type="string">
									<text:p text:style-name="P31">Geplanter Aufwand in Stunden</text:p>
								</table:table-cell>
								<table:table-cell table:style-name="Tabelle4.B1" office:value-type="string">
									<text:p text:style-name="P33">
										<text:span text:style-name="T4">Ist-Aufwand in Stunden</text:span>
									</text:p>
								</table:table-cell>
								<table:table-cell table:style-name="Tabelle4.B1" office:value-type="string">
									<text:p text:style-name="P33">
										<text:span text:style-name="T4">Prozent fertig (</text:span>
										<text:span text:style-name="T5">ø</text:span>
										<text:span text:style-name="T4"> aller Aufgaben)</text:span>
									</text:p>
								</table:table-cell>
								<table:table-cell table:style-name="Tabelle4.B1" office:value-type="string">
									<text:p text:style-name="P31">Restaufwand (Plan - Ist)</text:p>
								</table:table-cell>
								<table:table-cell table:style-name="Tabelle4.B1" office:value-type="string">
									<text:p text:style-name="P31">Erwarteter Restaufwand in Stunden</text:p>
								</table:table-cell>
							</table:table-row>
						@aufwand_xml;noquote@
						</table:table>
            <text:p text:style-name="P30">djf</text:p>
          </table:table-cell>
        </table:table-row>
      </table:table>
      <text:p text:style-name="P14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8">
							<text:span text:style-name="T7">Betrachtungen bzgl. der Kosten in €</text:span>
						</text:p>
          </table:table-cell>
        </table:table-row>
        <table:table-row table:style-name="Tabelle5.2">
          <table:table-cell table:style-name="Tabelle5.A2" office:value-type="string">
            <text:p text:style-name="P29"/>
            <table:table table:name="Tabelle6" table:style-name="Tabelle6">
              <table:table-column table:style-name="Tabelle6.A"/>
              <table:table-column table:style-name="Tabelle6.B"/>
              <table:table-column table:style-name="Tabelle6.C" table:number-columns-repeated="2"/>
              <table:table-column table:style-name="Tabelle6.E"/>
              <table:table-column table:style-name="Tabelle6.F"/>
              <table:table-column table:style-name="Tabelle6.G"/>
              <table:table-row table:style-name="Tabelle6.1">
                <table:table-cell table:style-name="Tabelle6.A1" office:value-type="string">
                  <text:p text:style-name="P31">Kostenarten</text:p>
                </table:table-cell>
                <table:table-cell table:style-name="Tabelle6.B1" office:value-type="string">
                  <text:p text:style-name="P33">
										<text:span text:style-name="T4">Plan </text:span>
									</text:p>
                </table:table-cell>
                <table:table-cell table:style-name="Tabelle6.B1" office:value-type="string">
                  <text:p text:style-name="P33">
										<text:span text:style-name="T4">Ist </text:span>
									</text:p>
                </table:table-cell>
                <table:table-cell table:style-name="Tabelle6.B1" office:value-type="string">
                  <text:p text:style-name="P31">Obligo </text:p>
                </table:table-cell>
                <table:table-cell table:style-name="Tabelle6.B1" office:value-type="string">
                  <text:p text:style-name="P33">
										<text:span text:style-name="T11">Delta I</text:span>
										<text:span text:style-name="T11"> </text:span>
									</text:p>
                  <text:p text:style-name="P32">
										<text:span text:style-name="T4">(Plan - Ist u./o.Obligo)</text:span>
									</text:p>
                </table:table-cell>
                <table:table-cell table:style-name="Tabelle6.B1" office:value-type="string">
                  <text:p text:style-name="P33">
										<text:span text:style-name="T4">verbleibendes Budget (Budget-planung)</text:span>
									</text:p>
                </table:table-cell>
                <table:table-cell table:style-name="Tabelle6.B1" office:value-type="string">
                  <text:p text:style-name="P33">
										<text:span text:style-name="T4">Delta II </text:span>
									</text:p>
                  <text:p text:style-name="P32">
										<text:span text:style-name="T4">(Budgetüber-/unter-deckung)</text:span>
									</text:p>
                </table:table-cell>
              </table:table-row>
              <table:table-row table:style-name="Tabelle6.1">
                <table:table-cell table:style-name="Tabelle6.A2" office:value-type="string">
                  <text:p text:style-name="P33">Investitionen</text:p>
                </table:table-cell>
                <table:table-cell table:style-name="Tabelle6.B2" office:value-type="string">
                  <text:p text:style-name="P34">@invest_plan;noquote@</text:p>
                </table:table-cell>
                <table:table-cell table:style-name="Tabelle6.B2" office:value-type="string">
                  <text:p text:style-name="P33">-@invest_ist;noquote@</text:p>
                </table:table-cell>
                <table:table-cell table:style-name="Tabelle6.B2" office:value-type="string">
                  <text:p text:style-name="P33">-@invest_obligo;noquote@</text:p>
                </table:table-cell>
                <table:table-cell table:style-name="Tabelle6.B2" office:value-type="string">
                  <text:p text:style-name="P33">@invest_delta1;noquote@</text:p>
                </table:table-cell>
                <table:table-cell table:style-name="Tabelle6.B2" office:value-type="string">
                  <text:p text:style-name="P33">- @invest_estimate;noquote@</text:p>
                </table:table-cell>
                <table:table-cell table:style-name="Tabelle6.B2" office:value-type="string">
                  <text:p text:style-name="P33">@invest_delta2;noquote@</text:p>
                </table:table-cell>
              </table:table-row>
              <table:table-row table:style-name="Tabelle6.1">
                <table:table-cell table:style-name="Tabelle6.A2" office:value-type="string">
                  <text:p text:style-name="P33">Einmalkosten</text:p>
                </table:table-cell>
                <table:table-cell table:style-name="Tabelle6.B2" office:value-type="string">
                  <text:p text:style-name="P34">@single_plan;noquote@</text:p>
                </table:table-cell>
                <table:table-cell table:style-name="Tabelle6.B2" office:value-type="string">
                  <text:p text:style-name="P33">-@single_ist;noquote@</text:p>
                </table:table-cell>
                <table:table-cell table:style-name="Tabelle6.B2" office:value-type="string">
                  <text:p text:style-name="P33">-@single_obligo;noquote@</text:p>
                </table:table-cell>
                <table:table-cell table:style-name="Tabelle6.B2" office:value-type="string">
                  <text:p text:style-name="P33">@single_delta1;noquote@</text:p>
                </table:table-cell>
                <table:table-cell table:style-name="Tabelle6.B2" office:value-type="string">
                  <text:p text:style-name="P33">- @single_estimate;noquote@</text:p>
                </table:table-cell>
                <table:table-cell table:style-name="Tabelle6.B2" office:value-type="string">
                  <text:p text:style-name="P33">@single_delta2;noquote@</text:p>
                </table:table-cell>
              </table:table-row>
              <table:table-row table:style-name="Tabelle6.1">
                <table:table-cell table:style-name="Tabelle6.A4" office:value-type="string">
                  <text:p text:style-name="P31">Gesamt</text:p>
                </table:table-cell>
                <table:table-cell table:style-name="Tabelle6.B4" office:value-type="string">
                  <text:p text:style-name="P34">@gesamt_plan;noquote@</text:p>
                </table:table-cell>
                <table:table-cell table:style-name="Tabelle6.B4" office:value-type="string">
                  <text:p text:style-name="P33">-@gesamt_ist;noquote@</text:p>
                </table:table-cell>
                <table:table-cell table:style-name="Tabelle6.B4" office:value-type="string">
                  <text:p text:style-name="P33">-@gesamt_obligo;noquote@</text:p>
                </table:table-cell>
                <table:table-cell table:style-name="Tabelle6.B4" office:value-type="string">
                  <text:p text:style-name="P33">@gesamt_delta1;noquote@</text:p>
                </table:table-cell>
                <table:table-cell table:style-name="Tabelle6.B4" office:value-type="string">
                  <text:p text:style-name="P33">- @gesamt_estimate;noquote@</text:p>
                </table:table-cell>
                <table:table-cell table:style-name="Tabelle6.B4" office:value-type="string">
                  <text:p text:style-name="P33">@gesamt_delta2;noquote@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G Times (W1)" svg:font-family="'CG Times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CG Times (W1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font-size="8pt" style:font-size-asian="8pt"/>
    </style:style>
    <style:style style:name="_5f_auszuf.Text" style:display-name="_auszuf.Text" style:family="paragraph" style:parent-style-name="Standard">
      <style:paragraph-properties fo:margin-top="0.071cm" fo:margin-bottom="0cm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_5f_Kopfübersch.2_20_Zeilig" style:display-name="_Kopfübersch.2 Zeilig" style:family="paragraph" style:parent-style-name="_5f_Kopfüberschrift">
      <style:paragraph-properties fo:margin-top="0.212cm" fo:margin-bottom="0cm"/>
    </style:style>
    <style:style style:name="_5f_Kopfübersch.2.Zeile" style:display-name="_Kopfübersch.2.Zeile" style:family="paragraph" style:parent-style-name="_5f_Kopfüberschrift">
      <style:paragraph-properties fo:margin-top="0cm" fo:margin-bottom="0cm"/>
      <style:text-properties fo:color="#000000" fo:font-size="12pt" style:font-size-asian="12pt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_5f_vorg.FaxText" style:display-name="_vorg.FaxText" style:family="paragraph" style:parent-style-name="_5f_vorgeg.Text">
      <style:text-properties fo:font-size="8pt" style:font-size-asian="8pt"/>
    </style:style>
    <style:style style:name="_5f_vorgeg.Text3" style:display-name="_vorgeg.Text3" style:family="paragraph" style:parent-style-name="_5f_vorgeg.Text">
      <style:paragraph-properties fo:margin-top="0.106cm" fo:margin-bottom="0cm"/>
    </style:style>
    <style:style style:name="Änderungsdatum" style:family="paragraph" style:parent-style-name="Standard">
      <style:paragraph-properties fo:margin-top="0cm" fo:margin-bottom="0.212cm" style:line-height-at-least="0.423cm"/>
    </style:style>
    <style:style style:name="Footnote" style:family="paragraph" style:parent-style-name="Standard" style:class="extra"/>
    <style:style style:name="Index_20_1" style:display-name="Index 1" style:family="paragraph" style:parent-style-name="Standard" style:next-style-name="Standard" style:class="index">
      <style:paragraph-properties fo:margin-left="0.349cm" fo:margin-right="0cm" fo:text-indent="-0.349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699cm" fo:margin-right="0cm" fo:text-indent="-0.349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6cm" fo:margin-right="0cm" fo:text-indent="-0.349cm" style:auto-text-indent="false"/>
    </style:style>
    <style:style style:name="Index_20_4" style:display-name="Index 4" style:family="paragraph" style:parent-style-name="Standard" style:next-style-name="Standard">
      <style:paragraph-properties fo:margin-left="1.409cm" fo:margin-right="0cm" fo:text-indent="-0.349cm" style:auto-text-indent="false"/>
    </style:style>
    <style:style style:name="Index_20_5" style:display-name="Index 5" style:family="paragraph" style:parent-style-name="Standard" style:next-style-name="Standard">
      <style:paragraph-properties fo:margin-left="1.759cm" fo:margin-right="0cm" fo:text-indent="-0.349cm" style:auto-text-indent="false"/>
    </style:style>
    <style:style style:name="Index_20_6" style:display-name="Index 6" style:family="paragraph" style:parent-style-name="Standard" style:next-style-name="Standard">
      <style:paragraph-properties fo:margin-left="2.11cm" fo:margin-right="0cm" fo:text-indent="-0.349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49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49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Spiegel_20_1" style:display-name="Spiegel 1" style:family="paragraph" style:parent-style-name="Standard">
      <style:paragraph-properties fo:margin-left="0.626cm" fo:margin-right="0cm" fo:text-indent="0cm" style:auto-text-indent="false"/>
    </style:style>
    <style:style style:name="Spiegel_20_2" style:display-name="Spiegel 2" style:family="paragraph" style:parent-style-name="Spiegel_20_1">
      <style:paragraph-properties fo:margin-left="1.378cm" fo:margin-right="0cm" fo:text-indent="0cm" style:auto-text-indent="false"/>
    </style:style>
    <style:style style:name="Spiegel_20_Pfeil" style:display-name="Spiegel Pfeil" style:family="paragraph" style:parent-style-name="Spiegel_20_1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Line_20_numbering" style:display-name="Line numbering" style:family="text" style:parent-style-name="Absatz-Standardschriftart"/>
    <style:style style:name="_20_Char2" style:display-name=" Char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Platzhaltertext" style:family="text" style:parent-style-name="Absatz-Standardschriftart">
      <style:text-properties fo:color="#808080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_20_Char1" style:display-name=" Char1" style:family="text" style:parent-style-name="Absatz-Standardschriftart">
      <style:text-properties style:font-name="Arial"/>
    </style:style>
    <style:style style:name="_20_Char" style:display-name=" Char" style:family="text" style:parent-style-name="_20_Char1">
      <style:text-properties fo:font-weight="bold" style:font-weight-asian="bold" style:font-weight-complex="bold"/>
    </style:style>
    <style:style style:name="_20_Char3" style:display-name=" Char3" style:family="text" style:parent-style-name="Absatz-Standardschriftart">
      <style:text-properties style:font-name="Aria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2.50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.253cm" table:align="left" style:writing-mode="lr-tb"/>
    </style:style>
    <style:style style:name="Tabelle7.A" style:family="table-column">
      <style:table-column-properties style:column-width="6.251cm"/>
    </style:style>
    <style:style style:name="Tabelle7.B" style:family="table-column">
      <style:table-column-properties style:column-width="11.001cm"/>
    </style:style>
    <style:style style:name="Tabelle7.1" style:family="table-row">
      <style:table-row-properties style:min-row-height="1.251cm" style:keep-together="true" fo:keep-together="auto"/>
    </style:style>
    <style:style style:name="Tabel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_5f_Kopfüberschrift">
      <style:paragraph-properties fo:margin-left="-0.12cm" fo:margin-right="-0.873cm" fo:margin-top="0.212cm" fo:margin-bottom="0cm" fo:text-indent="0cm" style:auto-text-indent="false" style:snap-to-layout-grid="false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none" fo:country="none" style:language-asian="none" style:country-asian="none"/>
    </style:style>
    <style:style style:name="MP3" style:family="paragraph" style:parent-style-name="Header">
      <style:text-properties fo:font-size="2pt" style:font-size-asian="2pt"/>
    </style:style>
    <style:style style:name="MP4" style:family="paragraph" style:parent-style-name="Footer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6.503cm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.462cm, 0.189cm, 1.48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2cm" fo:margin-bottom="0.9cm" fo:margin-left="2.501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1cm" fo:margin-bottom="1.122cm" style:dynamic-spacing="true"/>
      </style:header-style>
      <style:footer-style>
        <style:header-footer-properties fo:min-height="1.101cm" fo:margin-top="1.0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72cm" fo:margin-bottom="2cm" fo:margin-left="2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MP1">Statusbericht</text:p>
            </table:table-cell>
            <table:table-cell table:style-name="Tabelle7.A1" office:value-type="string">
              <text:p text:style-name="MP2"><draw:frame draw:style-name="Mfr1" draw:name="Bild 4" text:anchor-type="as-char" svg:width="4.577cm" svg:height="1.138cm" draw:z-index="1"><draw:image xlink:href="Pictures/10000000000000C8000000C8A2F62A3E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Prozessverantwortlicher: Multiprojektkoordinator<text:tab/><text:tab/><text:initial-creator/>Berendsen GmbH</text:p>
        <text:p text:style-name="MP4">QM_FL_6_05055 Statusbericht<text:tab/><text:tab/>Version02 vom 15.02.2011</text:p>
        <text:p text:style-name="MP5"><text:tab/>Seit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name</dc:title>
    <meta:creation-date>2010-09-27T16:51:00</meta:creation-date>
    <dc:date>2011-03-20T17:12:11</dc:date>
    <meta:print-date>2011-02-17T14:31:00</meta:print-date>
    <meta:editing-cycles>38</meta:editing-cycles>
    <meta:generator>OpenOffice.org/3.3$Unix OpenOffice.org_project/330m20$Build-9567</meta:generator>
    <dc:creator>Malte Sussdorff</dc:creator>
    <meta:editing-duration>PT34M50S</meta:editing-duration>
    <meta:document-statistic meta:table-count="7" meta:image-count="5" meta:object-count="0" meta:page-count="2" meta:paragraph-count="83" meta:word-count="129" meta:character-count="1480"/>
    <meta:user-defined meta:name="_AdHocReviewCycleID" meta:value-type="float">-1616530705</meta:user-defined>
  </office:meta>
</office:document-meta>
</file>